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3"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">
      <style:text-properties fo:font-size="16pt" style:font-size-asian="16pt" style:font-size-complex="16pt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8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216.35146985">
            <text:p>￥95,21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11">
            <text:p>11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450">
            <text:p>149,45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9450">
            <text:p>￥149,45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450">
            <text:p>149450</text:p>
          </table:table-cell>
          <table:table-cell table:style-name="ce24"/>
          <table:table-cell table:style-name="ce28" table:formula="of:=SUM([.I3:.I6])" office:value-type="currency" office:currency="JPY" office:value="6550.13960465535">
            <text:p>￥6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819591">
            <text:p>0.008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32535">
            <text:p>￥732,535</text:p>
          </table:table-cell>
          <table:table-cell table:style-name="ce17" table:formula="of:=[.D3]*[.G3]" office:value-type="currency" office:currency="JPY" office:value="11131.53593185">
            <text:p>￥11,1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519591">
            <text:p>0.01519591</text:p>
          </table:table-cell>
          <table:table-cell table:style-name="ce25" table:formula="of:=[.G3]*[.H$1]" office:value-type="float" office:value="0.00168674601">
            <text:p>0.0017</text:p>
          </table:table-cell>
          <table:table-cell table:style-name="ce29" table:formula="of:=[.H3]*[.D3]" office:value-type="currency" office:currency="JPY" office:value="1235.60048843535">
            <text:p>￥1,235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23.2045">
            <text:p>223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36">
            <text:p>￥21.360</text:p>
          </table:table-cell>
          <table:table-cell table:style-name="ce17" table:formula="of:=[.D4]*([.B4]+[.C4])" office:value-type="currency" office:currency="JPY" office:value="8826.04812">
            <text:p>￥8,82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13.2045">
            <text:p>413.2045</text:p>
          </table:table-cell>
          <table:table-cell table:style-name="ce26" table:formula="of:=[.G4]*[.H$1]" office:value-type="float" office:value="45.8656995">
            <text:p>45.9</text:p>
          </table:table-cell>
          <table:table-cell table:style-name="ce29" table:formula="of:=[.H4]*[.D4]" office:value-type="currency" office:currency="JPY" office:value="979.69134132">
            <text:p>￥97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3.944">
            <text:p>13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3.5">
            <text:p>￥293.500</text:p>
          </table:table-cell>
          <table:table-cell table:style-name="ce17" table:formula="of:=[.D5]*[.G5]" office:value-type="currency" office:currency="JPY" office:value="9375.564">
            <text:p>￥9,37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1.944">
            <text:p>31.944</text:p>
          </table:table-cell>
          <table:table-cell table:style-name="ce24" table:formula="of:=[.G5]*[.H$1]" office:value-type="float" office:value="3.545784">
            <text:p>4</text:p>
          </table:table-cell>
          <table:table-cell table:style-name="ce29" table:formula="of:=[.H5]*[.D5]" office:value-type="currency" office:currency="JPY" office:value="1040.687604">
            <text:p>￥1,040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05004781">
            <text:p>1.05004781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7800">
            <text:p>￥57,800</text:p>
          </table:table-cell>
          <table:table-cell table:style-name="ce17" table:formula="of:=[.D6]*[.G6]" office:value-type="currency" office:currency="JPY" office:value="65883.203418">
            <text:p>￥65,88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13984781">
            <text:p>1.13984781</text:p>
          </table:table-cell>
          <table:table-cell table:style-name="ce25" table:formula="of:=[.G6]*[.H$7]" office:value-type="float" office:value="0.0569923905">
            <text:p>0.0570</text:p>
          </table:table-cell>
          <table:table-cell table:style-name="ce29" table:formula="of:=[.H6]*[.D6]" office:value-type="currency" office:currency="JPY" office:value="3294.1601709">
            <text:p>￥3,294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04.0878674625">
            <text:p>￥23,80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646.3940506">
            <text:p>￥97,6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">
            <text:p>10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869">
            <text:p>142,8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2869">
            <text:p>￥142,8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869">
            <text:p>142869</text:p>
          </table:table-cell>
          <table:table-cell table:style-name="ce24"/>
          <table:table-cell table:style-name="ce28" table:formula="of:=SUM([.I3:.I6])" office:value-type="currency" office:currency="JPY" office:value="6545.73801537">
            <text:p>￥6,54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89591">
            <text:p>0.0098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42980">
            <text:p>￥742,980</text:p>
          </table:table-cell>
          <table:table-cell table:style-name="ce17" table:formula="of:=[.D3]*[.G3]" office:value-type="currency" office:currency="JPY" office:value="12553.3232118">
            <text:p>￥12,55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689591">
            <text:p>0.01689591</text:p>
          </table:table-cell>
          <table:table-cell table:style-name="ce25" table:formula="of:=[.G3]*[.H$1]" office:value-type="float" office:value="0.001689591">
            <text:p>0.0017</text:p>
          </table:table-cell>
          <table:table-cell table:style-name="ce29" table:formula="of:=[.H3]*[.D3]" office:value-type="currency" office:currency="JPY" office:value="1255.33232118">
            <text:p>￥1,25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83.6045">
            <text:p>283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01">
            <text:p>￥22.010</text:p>
          </table:table-cell>
          <table:table-cell table:style-name="ce17" table:formula="of:=[.D4]*([.B4]+[.C4])" office:value-type="currency" office:currency="JPY" office:value="10424.035045">
            <text:p>￥10,42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73.6045">
            <text:p>473.6045</text:p>
          </table:table-cell>
          <table:table-cell table:style-name="ce26" table:formula="of:=[.G4]*[.H$1]" office:value-type="float" office:value="47.36045">
            <text:p>47.4</text:p>
          </table:table-cell>
          <table:table-cell table:style-name="ce29" table:formula="of:=[.H4]*[.D4]" office:value-type="currency" office:currency="JPY" office:value="1042.4035045">
            <text:p>￥1,042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6.944">
            <text:p>1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4.5">
            <text:p>￥294.500</text:p>
          </table:table-cell>
          <table:table-cell table:style-name="ce17" table:formula="of:=[.D5]*[.G5]" office:value-type="currency" office:currency="JPY" office:value="10291.008">
            <text:p>￥10,291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4.944">
            <text:p>34.944</text:p>
          </table:table-cell>
          <table:table-cell table:style-name="ce24" table:formula="of:=[.G5]*[.H$1]" office:value-type="float" office:value="3.4944">
            <text:p>3</text:p>
          </table:table-cell>
          <table:table-cell table:style-name="ce29" table:formula="of:=[.H5]*[.D5]" office:value-type="currency" office:currency="JPY" office:value="1029.1008">
            <text:p>￥1,029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99391396">
            <text:p>0.9939139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405">
            <text:p>￥59,405</text:p>
          </table:table-cell>
          <table:table-cell table:style-name="ce17" table:formula="of:=[.D6]*[.G6]" office:value-type="currency" office:currency="JPY" office:value="64378.0277938">
            <text:p>￥64,3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08371396">
            <text:p>1.08371396</text:p>
          </table:table-cell>
          <table:table-cell table:style-name="ce25" table:formula="of:=[.G6]*[.H$7]" office:value-type="float" office:value="0.054185698">
            <text:p>0.0542</text:p>
          </table:table-cell>
          <table:table-cell table:style-name="ce29" table:formula="of:=[.H6]*[.D6]" office:value-type="currency" office:currency="JPY" office:value="3218.90138969">
            <text:p>￥3,218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11.59851265">
            <text:p>￥24,41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552.5522452">
            <text:p>￥91,5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91">
            <text:p>9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6300">
            <text:p>136,30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6300">
            <text:p>￥136,3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6300">
            <text:p>136300</text:p>
          </table:table-cell>
          <table:table-cell table:style-name="ce24"/>
          <table:table-cell table:style-name="ce28" table:formula="of:=SUM([.I3:.I6])" office:value-type="currency" office:currency="JPY" office:value="6035.3912516365">
            <text:p>￥6,03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59591">
            <text:p>0.0115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5500">
            <text:p>￥715,500</text:p>
          </table:table-cell>
          <table:table-cell table:style-name="ce17" table:formula="of:=[.D3]*[.G3]" office:value-type="currency" office:currency="JPY" office:value="13305.373605">
            <text:p>￥13,30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859591">
            <text:p>0.01859591</text:p>
          </table:table-cell>
          <table:table-cell table:style-name="ce25" table:formula="of:=[.G3]*[.H$1]" office:value-type="float" office:value="0.00169222781">
            <text:p>0.0017</text:p>
          </table:table-cell>
          <table:table-cell table:style-name="ce29" table:formula="of:=[.H3]*[.D3]" office:value-type="currency" office:currency="JPY" office:value="1210.788998055">
            <text:p>￥1,210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31.0045">
            <text:p>331.0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447">
            <text:p>￥21.447</text:p>
          </table:table-cell>
          <table:table-cell table:style-name="ce17" table:formula="of:=[.D4]*([.B4]+[.C4])" office:value-type="currency" office:currency="JPY" office:value="11173.9835115">
            <text:p>￥11,17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21.0045">
            <text:p>521.0045</text:p>
          </table:table-cell>
          <table:table-cell table:style-name="ce26" table:formula="of:=[.G4]*[.H$1]" office:value-type="float" office:value="47.4114095">
            <text:p>47.4</text:p>
          </table:table-cell>
          <table:table-cell table:style-name="ce29" table:formula="of:=[.H4]*[.D4]" office:value-type="currency" office:currency="JPY" office:value="1016.8324995465">
            <text:p>￥1,016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9.944">
            <text:p>19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1.9">
            <text:p>￥291.900</text:p>
          </table:table-cell>
          <table:table-cell table:style-name="ce17" table:formula="of:=[.D5]*[.G5]" office:value-type="currency" office:currency="JPY" office:value="11075.8536">
            <text:p>￥11,07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7.944">
            <text:p>37.944</text:p>
          </table:table-cell>
          <table:table-cell table:style-name="ce24" table:formula="of:=[.G5]*[.H$1]" office:value-type="float" office:value="3.452904">
            <text:p>3</text:p>
          </table:table-cell>
          <table:table-cell table:style-name="ce29" table:formula="of:=[.H5]*[.D5]" office:value-type="currency" office:currency="JPY" office:value="1007.9026776">
            <text:p>￥1,00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93037383">
            <text:p>0.9303738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890">
            <text:p>￥54,890</text:p>
          </table:table-cell>
          <table:table-cell table:style-name="ce17" table:formula="of:=[.D6]*[.G6]" office:value-type="currency" office:currency="JPY" office:value="55997.3415287">
            <text:p>￥55,99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02017383">
            <text:p>1.02017383</text:p>
          </table:table-cell>
          <table:table-cell table:style-name="ce25" table:formula="of:=[.G6]*[.H$7]" office:value-type="float" office:value="0.0510086915">
            <text:p>0.0510</text:p>
          </table:table-cell>
          <table:table-cell table:style-name="ce29" table:formula="of:=[.H6]*[.D6]" office:value-type="currency" office:currency="JPY" office:value="2799.867076435">
            <text:p>￥2,79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888.1380613">
            <text:p>￥22,88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2599.6185074">
            <text:p>￥92,60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83">
            <text:p>8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0248">
            <text:p>130,2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0248">
            <text:p>￥130,2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0248">
            <text:p>130248</text:p>
          </table:table-cell>
          <table:table-cell table:style-name="ce24"/>
          <table:table-cell table:style-name="ce28" table:formula="of:=SUM([.I3:.I6])" office:value-type="currency" office:currency="JPY" office:value="5927.8134247444">
            <text:p>￥5,92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329591">
            <text:p>0.0132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3480">
            <text:p>￥723,480</text:p>
          </table:table-cell>
          <table:table-cell table:style-name="ce17" table:formula="of:=[.D3]*[.G3]" office:value-type="currency" office:currency="JPY" office:value="14683.6849668">
            <text:p>￥14,6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029591">
            <text:p>0.02029591</text:p>
          </table:table-cell>
          <table:table-cell table:style-name="ce25" table:formula="of:=[.G3]*[.H$1]" office:value-type="float" office:value="0.00168456053">
            <text:p>0.0017</text:p>
          </table:table-cell>
          <table:table-cell table:style-name="ce29" table:formula="of:=[.H3]*[.D3]" office:value-type="currency" office:currency="JPY" office:value="1218.7458522444">
            <text:p>￥1,218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78.2045">
            <text:p>378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2">
            <text:p>￥21.820</text:p>
          </table:table-cell>
          <table:table-cell table:style-name="ce17" table:formula="of:=[.D4]*([.B4]+[.C4])" office:value-type="currency" office:currency="JPY" office:value="12398.22219">
            <text:p>￥12,39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68.2045">
            <text:p>568.2045</text:p>
          </table:table-cell>
          <table:table-cell table:style-name="ce26" table:formula="of:=[.G4]*[.H$1]" office:value-type="float" office:value="47.1609735">
            <text:p>47.2</text:p>
          </table:table-cell>
          <table:table-cell table:style-name="ce29" table:formula="of:=[.H4]*[.D4]" office:value-type="currency" office:currency="JPY" office:value="1029.05244177">
            <text:p>￥1,029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2.944">
            <text:p>2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9.1">
            <text:p>￥299.100</text:p>
          </table:table-cell>
          <table:table-cell table:style-name="ce17" table:formula="of:=[.D5]*[.G5]" office:value-type="currency" office:currency="JPY" office:value="12246.3504">
            <text:p>￥12,2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0.944">
            <text:p>40.944</text:p>
          </table:table-cell>
          <table:table-cell table:style-name="ce24" table:formula="of:=[.G5]*[.H$1]" office:value-type="float" office:value="3.398352">
            <text:p>3</text:p>
          </table:table-cell>
          <table:table-cell table:style-name="ce29" table:formula="of:=[.H5]*[.D5]" office:value-type="currency" office:currency="JPY" office:value="1016.4470832">
            <text:p>￥1,01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86454183">
            <text:p>0.8645418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820">
            <text:p>￥55,820</text:p>
          </table:table-cell>
          <table:table-cell table:style-name="ce17" table:formula="of:=[.D6]*[.G6]" office:value-type="currency" office:currency="JPY" office:value="53271.3609506">
            <text:p>￥53,27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95434183">
            <text:p>0.95434183</text:p>
          </table:table-cell>
          <table:table-cell table:style-name="ce25" table:formula="of:=[.G6]*[.H$7]" office:value-type="float" office:value="0.0477170915">
            <text:p>0.0477</text:p>
          </table:table-cell>
          <table:table-cell table:style-name="ce29" table:formula="of:=[.H6]*[.D6]" office:value-type="currency" office:currency="JPY" office:value="2663.56804753">
            <text:p>￥2,663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149.90462685">
            <text:p>￥23,150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616.505994">
            <text:p>￥91,6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7">
            <text:p>7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4001">
            <text:p>124,0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4001">
            <text:p>￥124,0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4001">
            <text:p>124001</text:p>
          </table:table-cell>
          <table:table-cell table:style-name="ce24"/>
          <table:table-cell table:style-name="ce28" table:formula="of:=SUM([.I3:.I6])" office:value-type="currency" office:currency="JPY" office:value="5731.5116706881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499591">
            <text:p>0.0149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9780">
            <text:p>￥719,780</text:p>
          </table:table-cell>
          <table:table-cell table:style-name="ce17" table:formula="of:=[.D3]*[.G3]" office:value-type="currency" office:currency="JPY" office:value="15832.2160998">
            <text:p>￥15,8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199591">
            <text:p>0.02199591</text:p>
          </table:table-cell>
          <table:table-cell table:style-name="ce25" table:formula="of:=[.G3]*[.H$1]" office:value-type="float" office:value="0.00169368507">
            <text:p>0.0017</text:p>
          </table:table-cell>
          <table:table-cell table:style-name="ce29" table:formula="of:=[.H3]*[.D3]" office:value-type="currency" office:currency="JPY" office:value="1219.0806396846">
            <text:p>￥1,219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5.6045">
            <text:p>42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609">
            <text:p>￥21.609</text:p>
          </table:table-cell>
          <table:table-cell table:style-name="ce17" table:formula="of:=[.D4]*([.B4]+[.C4])" office:value-type="currency" office:currency="JPY" office:value="13302.5976405">
            <text:p>￥13,3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5.6045">
            <text:p>615.6045</text:p>
          </table:table-cell>
          <table:table-cell table:style-name="ce26" table:formula="of:=[.G4]*[.H$1]" office:value-type="float" office:value="47.4015465">
            <text:p>47.4</text:p>
          </table:table-cell>
          <table:table-cell table:style-name="ce29" table:formula="of:=[.H4]*[.D4]" office:value-type="currency" office:currency="JPY" office:value="1024.3000183185">
            <text:p>￥1,024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6.944">
            <text:p>2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0">
            <text:p>￥300.000</text:p>
          </table:table-cell>
          <table:table-cell table:style-name="ce17" table:formula="of:=[.D5]*[.G5]" office:value-type="currency" office:currency="JPY" office:value="13483.2">
            <text:p>￥13,483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4.944">
            <text:p>44.944</text:p>
          </table:table-cell>
          <table:table-cell table:style-name="ce24" table:formula="of:=[.G5]*[.H$1]" office:value-type="float" office:value="3.460688">
            <text:p>3</text:p>
          </table:table-cell>
          <table:table-cell table:style-name="ce29" table:formula="of:=[.H5]*[.D5]" office:value-type="currency" office:currency="JPY" office:value="1038.2064">
            <text:p>￥1,038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9313526">
            <text:p>0.7931352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495">
            <text:p>￥55,495</text:p>
          </table:table-cell>
          <table:table-cell table:style-name="ce17" table:formula="of:=[.D6]*[.G6]" office:value-type="currency" office:currency="JPY" office:value="48998.4922537">
            <text:p>￥48,9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8293526">
            <text:p>0.88293526</text:p>
          </table:table-cell>
          <table:table-cell table:style-name="ce25" table:formula="of:=[.G6]*[.H$7]" office:value-type="float" office:value="0.044146763">
            <text:p>0.0441</text:p>
          </table:table-cell>
          <table:table-cell table:style-name="ce29" table:formula="of:=[.H6]*[.D6]" office:value-type="currency" office:currency="JPY" office:value="2449.924612685">
            <text:p>￥2,44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04.1264985">
            <text:p>￥22,90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843.84894805">
            <text:p>￥90,84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1">
            <text:p>7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002">
            <text:p>118,0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8002">
            <text:p>￥118,0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002">
            <text:p>118002</text:p>
          </table:table-cell>
          <table:table-cell table:style-name="ce24"/>
          <table:table-cell table:style-name="ce28" table:formula="of:=SUM([.I3:.I6])" office:value-type="currency" office:currency="JPY" office:value="5516.40517605005">
            <text:p>￥5,51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669591">
            <text:p>0.0166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205">
            <text:p>￥724,205</text:p>
          </table:table-cell>
          <table:table-cell table:style-name="ce17" table:formula="of:=[.D3]*[.G3]" office:value-type="currency" office:currency="JPY" office:value="17160.69650155">
            <text:p>￥17,16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369591">
            <text:p>0.02369591</text:p>
          </table:table-cell>
          <table:table-cell table:style-name="ce25" table:formula="of:=[.G3]*[.H$1]" office:value-type="float" office:value="0.00168240961">
            <text:p>0.0017</text:p>
          </table:table-cell>
          <table:table-cell table:style-name="ce29" table:formula="of:=[.H3]*[.D3]" office:value-type="currency" office:currency="JPY" office:value="1218.40945161005">
            <text:p>￥1,218.4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2.7045">
            <text:p>472.7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7">
            <text:p>￥21.870</text:p>
          </table:table-cell>
          <table:table-cell table:style-name="ce17" table:formula="of:=[.D4]*([.B4]+[.C4])" office:value-type="currency" office:currency="JPY" office:value="14493.347415">
            <text:p>￥14,49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2.7045">
            <text:p>662.7045</text:p>
          </table:table-cell>
          <table:table-cell table:style-name="ce26" table:formula="of:=[.G4]*[.H$1]" office:value-type="float" office:value="47.0520195">
            <text:p>47.1</text:p>
          </table:table-cell>
          <table:table-cell table:style-name="ce29" table:formula="of:=[.H4]*[.D4]" office:value-type="currency" office:currency="JPY" office:value="1029.027666465">
            <text:p>￥1,029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0.944">
            <text:p>3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1.1">
            <text:p>￥301.100</text:p>
          </table:table-cell>
          <table:table-cell table:style-name="ce17" table:formula="of:=[.D5]*[.G5]" office:value-type="currency" office:currency="JPY" office:value="14737.0384">
            <text:p>￥14,73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8.944">
            <text:p>48.944</text:p>
          </table:table-cell>
          <table:table-cell table:style-name="ce24" table:formula="of:=[.G5]*[.H$1]" office:value-type="float" office:value="3.475024">
            <text:p>3</text:p>
          </table:table-cell>
          <table:table-cell table:style-name="ce29" table:formula="of:=[.H5]*[.D5]" office:value-type="currency" office:currency="JPY" office:value="1046.3297264">
            <text:p>￥1,04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2420415">
            <text:p>0.72420415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610">
            <text:p>￥54,610</text:p>
          </table:table-cell>
          <table:table-cell table:style-name="ce17" table:formula="of:=[.D6]*[.G6]" office:value-type="currency" office:currency="JPY" office:value="44452.7666315">
            <text:p>￥44,45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1400415">
            <text:p>0.81400415</text:p>
          </table:table-cell>
          <table:table-cell table:style-name="ce25" table:formula="of:=[.G6]*[.H$7]" office:value-type="float" office:value="0.0407002075">
            <text:p>0.0407</text:p>
          </table:table-cell>
          <table:table-cell table:style-name="ce29" table:formula="of:=[.H6]*[.D6]" office:value-type="currency" office:currency="JPY" office:value="2222.638331575">
            <text:p>￥2,222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10.9622370125">
            <text:p>￥22,711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020.53492195">
            <text:p>￥90,02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7">
            <text:p>6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2198">
            <text:p>112,19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2198">
            <text:p>￥112,1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2198">
            <text:p>112198</text:p>
          </table:table-cell>
          <table:table-cell table:style-name="ce24"/>
          <table:table-cell table:style-name="ce28" table:formula="of:=SUM([.I3:.I6])" office:value-type="currency" office:currency="JPY" office:value="5357.34659100085">
            <text:p>￥5,35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39591">
            <text:p>0.0183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2805">
            <text:p>￥722,805</text:p>
          </table:table-cell>
          <table:table-cell table:style-name="ce17" table:formula="of:=[.D3]*[.G3]" office:value-type="currency" office:currency="JPY" office:value="18356.29072755">
            <text:p>￥18,35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9591">
            <text:p>0.02539591</text:p>
          </table:table-cell>
          <table:table-cell table:style-name="ce25" table:formula="of:=[.G3]*[.H$1]" office:value-type="float" office:value="0.00170152597">
            <text:p>0.0017</text:p>
          </table:table-cell>
          <table:table-cell table:style-name="ce29" table:formula="of:=[.H3]*[.D3]" office:value-type="currency" office:currency="JPY" office:value="1229.87147874585">
            <text:p>￥1,22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3045">
            <text:p>520.3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19">
            <text:p>￥22.190</text:p>
          </table:table-cell>
          <table:table-cell table:style-name="ce17" table:formula="of:=[.D4]*([.B4]+[.C4])" office:value-type="currency" office:currency="JPY" office:value="15761.656855">
            <text:p>￥15,76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0.3045">
            <text:p>710.3045</text:p>
          </table:table-cell>
          <table:table-cell table:style-name="ce26" table:formula="of:=[.G4]*[.H$1]" office:value-type="float" office:value="47.5904015">
            <text:p>47.6</text:p>
          </table:table-cell>
          <table:table-cell table:style-name="ce29" table:formula="of:=[.H4]*[.D4]" office:value-type="currency" office:currency="JPY" office:value="1056.031009285">
            <text:p>￥1,056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4.944">
            <text:p>34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7">
            <text:p>￥307.000</text:p>
          </table:table-cell>
          <table:table-cell table:style-name="ce17" table:formula="of:=[.D5]*[.G5]" office:value-type="currency" office:currency="JPY" office:value="16253.808">
            <text:p>￥16,25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2.944">
            <text:p>52.944</text:p>
          </table:table-cell>
          <table:table-cell table:style-name="ce24" table:formula="of:=[.G5]*[.H$1]" office:value-type="float" office:value="3.547248">
            <text:p>4</text:p>
          </table:table-cell>
          <table:table-cell table:style-name="ce29" table:formula="of:=[.H5]*[.D5]" office:value-type="currency" office:currency="JPY" office:value="1089.005136">
            <text:p>￥1,089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64199733">
            <text:p>0.6419973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180">
            <text:p>￥54,180</text:p>
          </table:table-cell>
          <table:table-cell table:style-name="ce17" table:formula="of:=[.D6]*[.G6]" office:value-type="currency" office:currency="JPY" office:value="39648.7793394">
            <text:p>￥39,64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73179733">
            <text:p>0.73179733</text:p>
          </table:table-cell>
          <table:table-cell table:style-name="ce25" table:formula="of:=[.G6]*[.H$7]" office:value-type="float" office:value="0.0365898665">
            <text:p>0.0366</text:p>
          </table:table-cell>
          <table:table-cell table:style-name="ce29" table:formula="of:=[.H6]*[.D6]" office:value-type="currency" office:currency="JPY" office:value="1982.43896697">
            <text:p>￥1,982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505.1337304875">
            <text:p>￥22,50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117.30030635">
            <text:p>￥89,1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3">
            <text:p>6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610">
            <text:p>106,6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610">
            <text:p>￥106,6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610">
            <text:p>106610</text:p>
          </table:table-cell>
          <table:table-cell table:style-name="ce24"/>
          <table:table-cell table:style-name="ce28" table:formula="of:=SUM([.I3:.I6])" office:value-type="currency" office:currency="JPY" office:value="5160.8395541159">
            <text:p>￥5,16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9591">
            <text:p>0.0200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980">
            <text:p>￥724,980</text:p>
          </table:table-cell>
          <table:table-cell table:style-name="ce17" table:formula="of:=[.D3]*[.G3]" office:value-type="currency" office:currency="JPY" office:value="19643.9928318">
            <text:p>￥19,6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9591">
            <text:p>0.02709591</text:p>
          </table:table-cell>
          <table:table-cell table:style-name="ce25" table:formula="of:=[.G3]*[.H$1]" office:value-type="float" office:value="0.00170704233">
            <text:p>0.0017</text:p>
          </table:table-cell>
          <table:table-cell table:style-name="ce29" table:formula="of:=[.H3]*[.D3]" office:value-type="currency" office:currency="JPY" office:value="1237.5715484034">
            <text:p>￥1,237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8.1045">
            <text:p>568.1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41">
            <text:p>￥22.410</text:p>
          </table:table-cell>
          <table:table-cell table:style-name="ce17" table:formula="of:=[.D4]*([.B4]+[.C4])" office:value-type="currency" office:currency="JPY" office:value="16989.121845">
            <text:p>￥16,98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1045">
            <text:p>758.1045</text:p>
          </table:table-cell>
          <table:table-cell table:style-name="ce26" table:formula="of:=[.G4]*[.H$1]" office:value-type="float" office:value="47.7605835">
            <text:p>47.8</text:p>
          </table:table-cell>
          <table:table-cell table:style-name="ce29" table:formula="of:=[.H4]*[.D4]" office:value-type="currency" office:currency="JPY" office:value="1070.314676235">
            <text:p>￥1,070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944">
            <text:p>38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9">
            <text:p>￥309.000</text:p>
          </table:table-cell>
          <table:table-cell table:style-name="ce17" table:formula="of:=[.D5]*[.G5]" office:value-type="currency" office:currency="JPY" office:value="17595.696">
            <text:p>￥17,5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6.944">
            <text:p>56.944</text:p>
          </table:table-cell>
          <table:table-cell table:style-name="ce24" table:formula="of:=[.G5]*[.H$1]" office:value-type="float" office:value="3.587472">
            <text:p>4</text:p>
          </table:table-cell>
          <table:table-cell table:style-name="ce29" table:formula="of:=[.H5]*[.D5]" office:value-type="currency" office:currency="JPY" office:value="1108.528848">
            <text:p>￥1,108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56031627">
            <text:p>0.56031627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3665">
            <text:p>￥53,665</text:p>
          </table:table-cell>
          <table:table-cell table:style-name="ce17" table:formula="of:=[.D6]*[.G6]" office:value-type="currency" office:currency="JPY" office:value="34888.48962955">
            <text:p>￥34,8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65011627">
            <text:p>0.65011627</text:p>
          </table:table-cell>
          <table:table-cell table:style-name="ce25" table:formula="of:=[.G6]*[.H$7]" office:value-type="float" office:value="0.0325058135">
            <text:p>0.0325</text:p>
          </table:table-cell>
          <table:table-cell table:style-name="ce29" table:formula="of:=[.H6]*[.D6]" office:value-type="currency" office:currency="JPY" office:value="1744.4244814775">
            <text:p>￥1,74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279.3250765875">
            <text:p>￥22,27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131.8691607">
            <text:p>￥96,13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9">
            <text:p>5.9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273">
            <text:p>101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1273">
            <text:p>￥101,27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273">
            <text:p>101273</text:p>
          </table:table-cell>
          <table:table-cell table:style-name="ce24"/>
          <table:table-cell table:style-name="ce28" table:formula="of:=SUM([.I3:.I6])" office:value-type="currency" office:currency="JPY" office:value="5364.3333713127">
            <text:p>￥5,36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79591">
            <text:p>0.021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62230">
            <text:p>￥762,230</text:p>
          </table:table-cell>
          <table:table-cell table:style-name="ce17" table:formula="of:=[.D3]*[.G3]" office:value-type="currency" office:currency="JPY" office:value="21949.1064793">
            <text:p>￥21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79591">
            <text:p>0.02879591</text:p>
          </table:table-cell>
          <table:table-cell table:style-name="ce25" table:formula="of:=[.G3]*[.H$1]" office:value-type="float" office:value="0.00169895869">
            <text:p>0.0017</text:p>
          </table:table-cell>
          <table:table-cell table:style-name="ce29" table:formula="of:=[.H3]*[.D3]" office:value-type="currency" office:currency="JPY" office:value="1294.9972822787">
            <text:p>￥1,295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5.6045">
            <text:p>61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488">
            <text:p>￥24.488</text:p>
          </table:table-cell>
          <table:table-cell table:style-name="ce17" table:formula="of:=[.D4]*([.B4]+[.C4])" office:value-type="currency" office:currency="JPY" office:value="19727.642996">
            <text:p>￥19,72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5.6045">
            <text:p>805.6045</text:p>
          </table:table-cell>
          <table:table-cell table:style-name="ce26" table:formula="of:=[.G4]*[.H$1]" office:value-type="float" office:value="47.5306655">
            <text:p>47.5</text:p>
          </table:table-cell>
          <table:table-cell table:style-name="ce29" table:formula="of:=[.H4]*[.D4]" office:value-type="currency" office:currency="JPY" office:value="1163.930936764">
            <text:p>￥1,163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44">
            <text:p>4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3">
            <text:p>￥333.000</text:p>
          </table:table-cell>
          <table:table-cell table:style-name="ce17" table:formula="of:=[.D5]*[.G5]" office:value-type="currency" office:currency="JPY" office:value="20294.352">
            <text:p>￥20,29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0.944">
            <text:p>60.944</text:p>
          </table:table-cell>
          <table:table-cell table:style-name="ce24" table:formula="of:=[.G5]*[.H$1]" office:value-type="float" office:value="3.595696">
            <text:p>4</text:p>
          </table:table-cell>
          <table:table-cell table:style-name="ce29" table:formula="of:=[.H5]*[.D5]" office:value-type="currency" office:currency="JPY" office:value="1197.366768">
            <text:p>￥1,197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48173702">
            <text:p>0.4817370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770">
            <text:p>￥59,770</text:p>
          </table:table-cell>
          <table:table-cell table:style-name="ce17" table:formula="of:=[.D6]*[.G6]" office:value-type="currency" office:currency="JPY" office:value="34160.7676854">
            <text:p>￥34,16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57153702">
            <text:p>0.57153702</text:p>
          </table:table-cell>
          <table:table-cell table:style-name="ce25" table:formula="of:=[.G6]*[.H$7]" office:value-type="float" office:value="0.028576851">
            <text:p>0.0286</text:p>
          </table:table-cell>
          <table:table-cell table:style-name="ce29" table:formula="of:=[.H6]*[.D6]" office:value-type="currency" office:currency="JPY" office:value="1708.03838427">
            <text:p>￥1,708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032.967290175">
            <text:p>￥24,03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37.9915629">
            <text:p>￥93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6">
            <text:p>5.6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087.1375415824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9591">
            <text:p>0.023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51440">
            <text:p>￥751,440</text:p>
          </table:table-cell>
          <table:table-cell table:style-name="ce17" table:formula="of:=[.D3]*[.G3]" office:value-type="currency" office:currency="JPY" office:value="22915.8466104">
            <text:p>￥22,91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591">
            <text:p>0.03049591</text:p>
          </table:table-cell>
          <table:table-cell table:style-name="ce25" table:formula="of:=[.G3]*[.H$1]" office:value-type="float" office:value="0.00170777096">
            <text:p>0.0017</text:p>
          </table:table-cell>
          <table:table-cell table:style-name="ce29" table:formula="of:=[.H3]*[.D3]" office:value-type="currency" office:currency="JPY" office:value="1283.2874101824">
            <text:p>￥1,28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3.4045">
            <text:p>663.4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125">
            <text:p>￥24.125</text:p>
          </table:table-cell>
          <table:table-cell table:style-name="ce17" table:formula="of:=[.D4]*([.B4]+[.C4])" office:value-type="currency" office:currency="JPY" office:value="20588.3835625">
            <text:p>￥20,58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3.4045">
            <text:p>853.4045</text:p>
          </table:table-cell>
          <table:table-cell table:style-name="ce26" table:formula="of:=[.G4]*[.H$1]" office:value-type="float" office:value="47.790652">
            <text:p>47.8</text:p>
          </table:table-cell>
          <table:table-cell table:style-name="ce29" table:formula="of:=[.H4]*[.D4]" office:value-type="currency" office:currency="JPY" office:value="1152.9494795">
            <text:p>￥1,152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944">
            <text:p>4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1.6">
            <text:p>￥331.600</text:p>
          </table:table-cell>
          <table:table-cell table:style-name="ce17" table:formula="of:=[.D5]*[.G5]" office:value-type="currency" office:currency="JPY" office:value="21535.4304">
            <text:p>￥21,53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944">
            <text:p>64.944</text:p>
          </table:table-cell>
          <table:table-cell table:style-name="ce24" table:formula="of:=[.G5]*[.H$1]" office:value-type="float" office:value="3.636864">
            <text:p>4</text:p>
          </table:table-cell>
          <table:table-cell table:style-name="ce29" table:formula="of:=[.H5]*[.D5]" office:value-type="currency" office:currency="JPY" office:value="1205.9841024">
            <text:p>￥1,20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975243">
            <text:p>0.397524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00">
            <text:p>￥59,300</text:p>
          </table:table-cell>
          <table:table-cell table:style-name="ce17" table:formula="of:=[.D6]*[.G6]" office:value-type="currency" office:currency="JPY" office:value="28898.33099">
            <text:p>￥28,8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873243">
            <text:p>0.4873243</text:p>
          </table:table-cell>
          <table:table-cell table:style-name="ce25" table:formula="of:=[.G6]*[.H$7]" office:value-type="float" office:value="0.024366215">
            <text:p>0.0244</text:p>
          </table:table-cell>
          <table:table-cell table:style-name="ce29" table:formula="of:=[.H6]*[.D6]" office:value-type="currency" office:currency="JPY" office:value="1444.9165495">
            <text:p>￥1,444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4.497890725">
            <text:p>￥23,48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47.993505">
            <text:p>￥97,94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3">
            <text:p>5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114.28175701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519591">
            <text:p>0.025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96000">
            <text:p>￥796,000</text:p>
          </table:table-cell>
          <table:table-cell table:style-name="ce17" table:formula="of:=[.D3]*[.G3]" office:value-type="currency" office:currency="JPY" office:value="25627.94436">
            <text:p>￥25,62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19591">
            <text:p>0.03219591</text:p>
          </table:table-cell>
          <table:table-cell table:style-name="ce25" table:formula="of:=[.G3]*[.H$1]" office:value-type="float" office:value="0.00170638323">
            <text:p>0.0017</text:p>
          </table:table-cell>
          <table:table-cell table:style-name="ce29" table:formula="of:=[.H3]*[.D3]" office:value-type="currency" office:currency="JPY" office:value="1358.28105108">
            <text:p>￥1,358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11.2045">
            <text:p>711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5.71">
            <text:p>￥25.710</text:p>
          </table:table-cell>
          <table:table-cell table:style-name="ce17" table:formula="of:=[.D4]*([.B4]+[.C4])" office:value-type="currency" office:currency="JPY" office:value="23169.967695">
            <text:p>￥23,17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6" table:formula="of:=[.G4]*[.H$1]" office:value-type="float" office:value="47.7638385">
            <text:p>47.8</text:p>
          </table:table-cell>
          <table:table-cell table:style-name="ce29" table:formula="of:=[.H4]*[.D4]" office:value-type="currency" office:currency="JPY" office:value="1228.008287835">
            <text:p>￥1,228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944">
            <text:p>5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40.8">
            <text:p>￥340.800</text:p>
          </table:table-cell>
          <table:table-cell table:style-name="ce17" table:formula="of:=[.D5]*[.G5]" office:value-type="currency" office:currency="JPY" office:value="23496.1152">
            <text:p>￥23,4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944">
            <text:p>68.944</text:p>
          </table:table-cell>
          <table:table-cell table:style-name="ce24" table:formula="of:=[.G5]*[.H$1]" office:value-type="float" office:value="3.654032">
            <text:p>4</text:p>
          </table:table-cell>
          <table:table-cell table:style-name="ce29" table:formula="of:=[.H5]*[.D5]" office:value-type="currency" office:currency="JPY" office:value="1245.2941056">
            <text:p>￥1,24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066346">
            <text:p>0.320663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62500">
            <text:p>￥62,500</text:p>
          </table:table-cell>
          <table:table-cell table:style-name="ce17" table:formula="of:=[.D6]*[.G6]" office:value-type="currency" office:currency="JPY" office:value="25653.96625">
            <text:p>￥25,6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1046346">
            <text:p>0.41046346</text:p>
          </table:table-cell>
          <table:table-cell table:style-name="ce25" table:formula="of:=[.G6]*[.H$7]" office:value-type="float" office:value="0.020523173">
            <text:p>0.0205</text:p>
          </table:table-cell>
          <table:table-cell table:style-name="ce29" table:formula="of:=[.H6]*[.D6]" office:value-type="currency" office:currency="JPY" office:value="1282.6983125">
            <text:p>￥1,282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86.99837625">
            <text:p>￥24,48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86.5872087">
            <text:p>￥104,18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4"/>
          <table:table-cell table:style-name="ce28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504839">
            <text:p>0.0250483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0900">
            <text:p>￥840,900</text:p>
          </table:table-cell>
          <table:table-cell table:style-name="ce17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5" table:formula="of:=[.G3]*[.H$1]" office:value-type="float" office:value="0.0016024195">
            <text:p>0.0016</text:p>
          </table:table-cell>
          <table:table-cell table:style-name="ce29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703.5258">
            <text:p>703.525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8.137">
            <text:p>￥28.137</text:p>
          </table:table-cell>
          <table:table-cell table:style-name="ce17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6" table:formula="of:=[.G4]*[.H$1]" office:value-type="float" office:value="44.67629">
            <text:p>44.7</text:p>
          </table:table-cell>
          <table:table-cell table:style-name="ce29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50.6801">
            <text:p>50.680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1.2">
            <text:p>￥361.200</text:p>
          </table:table-cell>
          <table:table-cell table:style-name="ce17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6801">
            <text:p>68.6801</text:p>
          </table:table-cell>
          <table:table-cell table:style-name="ce24" table:formula="of:=[.G5]*[.H$1]" office:value-type="float" office:value="3.434005">
            <text:p>3</text:p>
          </table:table-cell>
          <table:table-cell table:style-name="ce29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894418">
            <text:p>0.3189441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95">
            <text:p>￥66,795</text:p>
          </table:table-cell>
          <table:table-cell table:style-name="ce17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854418">
            <text:p>0.40854418</text:p>
          </table:table-cell>
          <table:table-cell table:style-name="ce25" table:formula="of:=[.G6]*[.H$7]" office:value-type="float" office:value="0.020427209">
            <text:p>0.0204</text:p>
          </table:table-cell>
          <table:table-cell table:style-name="ce29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6.646802175">
            <text:p>￥26,04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8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9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9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9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9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8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9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9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9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9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8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9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9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9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9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95">
            <text:p>9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8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9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9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9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9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7" office:value-type="percentage" office:value="0.095">
            <text:p>9.5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8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9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9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9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9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8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9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9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9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9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8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9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9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9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9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8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9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9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9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9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9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9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9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9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9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9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9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9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8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9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9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9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9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8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9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9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9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9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8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9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9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9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9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8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9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9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9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9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8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9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9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9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9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8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9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9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9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9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8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9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9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9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9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8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9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9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9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9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8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9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9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9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9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8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9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9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9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9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8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9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9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9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9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8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9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9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9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9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8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9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9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9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9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9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9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9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9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9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9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9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9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8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9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9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9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9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8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9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9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9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9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8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9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9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9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9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8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9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9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9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9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8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9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9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9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9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8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9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9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9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9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8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9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9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9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9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8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9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9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9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9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8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9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9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9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9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8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9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9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9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9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8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9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9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9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9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8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9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9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9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9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8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9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9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9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9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8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9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9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9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9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8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9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9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9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9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8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9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9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9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9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8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9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9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9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9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8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9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9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9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9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8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9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9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9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9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8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9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9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9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9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8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9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9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9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9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8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9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9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9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9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8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9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9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9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9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8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9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9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9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9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8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9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9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9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9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8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9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9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9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9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8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9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9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9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9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8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9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9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9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9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8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9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9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9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9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8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9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9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9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9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8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9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9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9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9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8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9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9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9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9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8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9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9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9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9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8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6000">
            <text:p>￥36,000</text:p>
          </table:table-cell>
          <table:table-cell table:style-name="ce33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8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2000">
            <text:p>￥32,000</text:p>
          </table:table-cell>
          <table:table-cell table:style-name="ce33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8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28000">
            <text:p>￥28,000</text:p>
          </table:table-cell>
          <table:table-cell table:style-name="ce33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8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3">
          <table:table-cell table:number-columns-repeated="4"/>
          <table:table-cell table:style-name="ce32" office:value-type="currency" office:currency="JPY" office:value="24000">
            <text:p>￥24,000</text:p>
          </table:table-cell>
          <table:table-cell table:style-name="ce33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2018/06/20</text:date>, <text:time>19:53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20T19:53:18</dc:date>
    <dc:creator>鈴木 豊樹</dc:creator>
    <meta:editing-duration>P2DT6H51M46S</meta:editing-duration>
    <meta:editing-cycles>204</meta:editing-cycles>
    <meta:generator>OpenOffice/4.1.5$Unix OpenOffice.org_project/415m1$Build-9789</meta:generator>
    <meta:document-statistic meta:table-count="74" meta:cell-count="4649" meta:object-count="0"/>
  </office:meta>
</office:document-meta>
</file>